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officeooo:rsid="00159db1" officeooo:paragraph-rsid="00159db1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officeooo:paragraph-rsid="00138c8a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officeooo:paragraph-rsid="00167f5c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67f5c"/>
    </style:style>
    <style:style style:name="P8" style:family="paragraph" style:parent-style-name="normal">
      <style:paragraph-properties fo:margin-top="0in" fo:margin-bottom="0in" loext:contextual-spacing="false" fo:line-height="115%"/>
    </style:style>
    <style:style style:name="P9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10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11" style:family="paragraph" style:parent-style-name="normal">
      <style:paragraph-properties fo:margin-top="0in" fo:margin-bottom="0in" loext:contextual-spacing="false" fo:line-height="115%"/>
      <style:text-properties officeooo:paragraph-rsid="00171574"/>
    </style:style>
    <style:style style:name="P12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13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14" style:family="paragraph" style:parent-style-name="normal">
      <style:paragraph-properties fo:margin-top="0in" fo:margin-bottom="0in" loext:contextual-spacing="false" fo:line-height="100%"/>
    </style:style>
    <style:style style:name="P15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rsid="00184bda" officeooo:paragraph-rsid="00184bda"/>
    </style:style>
    <style:style style:name="P17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</style:style>
    <style:style style:name="T1" style:family="text"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T2" style:family="text">
      <style:text-properties fo:color="#000000" style:font-name="Arial1" style:font-name-asian="Arial2" style:font-name-complex="Arial2"/>
    </style:style>
    <style:style style:name="T3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38c8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71574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4bda" style:font-size-asian="10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name-asian="Arial2" style:font-size-asian="10pt" style:font-style-asian="normal" style:font-weight-asian="normal" style:font-name-complex="Arial2" style:text-emphasize="none"/>
    </style:style>
    <style:style style:name="T11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2" style:family="text">
      <style:text-properties style:font-name="Arial1" fo:font-size="10pt" style:font-name-asian="Arial2" style:font-size-asian="10pt" style:font-name-complex="Arial2" style:font-size-complex="10pt"/>
    </style:style>
    <style:style style:name="T13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4" style:family="text">
      <style:text-properties style:font-name="Arial1" style:font-name-asian="Arial2" style:font-name-complex="Arial2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 style:text-emphasize="none"/>
    </style:style>
    <style:style style:name="T16" style:family="text">
      <style:text-properties officeooo:rsid="0014247f"/>
    </style:style>
    <style:style style:name="T17" style:family="text">
      <style:text-properties officeooo:rsid="00184bda"/>
    </style:style>
    <text:list-style style:name="L1">
      <text:list-level-style-number text:level="1" text:style-name="Numbering_20_Symbols" style:num-suffix="." style:num-format="1" text:start-value="8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Bug Report Template</text:span></text:p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12">ID number*</text:span>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1.1">
          <table:table-cell table:style-name="Table1.A1" office:value-type="string">
            <text:p text:style-name="P14"><text:span text:style-name="T12">Title*</text:span></text:p>
          </table:table-cell>
          <table:table-cell table:style-name="Table1.A1" office:value-type="string">
            <text:p text:style-name="P1">Produsele nu se sorteaza in functie de pret in mod <text:span text:style-name="T17">crescator</text:span></text:p>
          </table:table-cell>
        </table:table-row>
        <table:table-row table:style-name="Table1.3">
          <table:table-cell table:style-name="Table1.A1" office:value-type="string">
            <text:p text:style-name="P14"><text:span text:style-name="T12">Reporter*</text:span></text:p>
          </table:table-cell>
          <table:table-cell table:style-name="Table1.A1" office:value-type="string">
            <text:p text:style-name="P15">Mihai Stefan Alexandru</text:p>
          </table:table-cell>
        </table:table-row>
        <table:table-row table:style-name="Table1.1">
          <table:table-cell table:style-name="Table1.A1" office:value-type="string">
            <text:p text:style-name="P14"><text:span text:style-name="T12">Submit Date*</text:span></text:p>
          </table:table-cell>
          <table:table-cell table:style-name="Table1.A1" office:value-type="string">
            <text:p text:style-name="P14">1<text:span text:style-name="T16">7</text:span>/05/2025</text:p>
          </table:table-cell>
        </table:table-row>
        <table:table-row table:style-name="Table1.5">
          <table:table-cell table:style-name="Table1.A1" office:value-type="string">
            <text:p text:style-name="P14"><text:span text:style-name="T12">Severity*</text:span></text:p>
          </table:table-cell>
          <table:table-cell table:style-name="Table1.A1" office:value-type="string">
            <text:p text:style-name="P14">S1</text:p>
          </table:table-cell>
        </table:table-row>
        <table:table-row table:style-name="Table1.5">
          <table:table-cell table:style-name="Table1.A1" office:value-type="string">
            <text:p text:style-name="P14"><text:span text:style-name="T12">Priority*</text:span></text:p>
          </table:table-cell>
          <table:table-cell table:style-name="Table1.A1" office:value-type="string">
            <text:p text:style-name="P14">P1</text:p>
          </table:table-cell>
        </table:table-row>
      </table:table>
      <text:p text:style-name="P13"/>
      <text:p text:style-name="P9"><text:span text:style-name="T3">Description</text:span><text:span text:style-name="T13"> : În testul pentru sortarea produselor în funcție de preț în mod descrescător, aplicația nu a executat comanda de sortare. Produsele au rămas în aceeași ordine. </text:span></text:p>
      <text:p text:style-name="P10"><text:span text:style-name="T3">Steps to repr</text:span><text:span text:style-name="T13">oduce: </text:span></text:p>
      <text:p text:style-name="P10"><text:span text:style-name="T13"/></text:p>
      <text:p text:style-name="P4"><text:span text:style-name="T4">1. Deschide Aplicatia: </text:span><text:a xlink:type="simple" xlink:href="http://www.soucedemo.com/" text:style-name="Internet_20_link" text:visited-style-name="Visited_20_Internet_20_Link">www.soucedemo.com</text:a></text:p>
      <text:p text:style-name="P7"><text:span text:style-name="T4"/></text:p>
      <text:p text:style-name="P7"><text:span text:style-name="T4">2. Introdu in campul Username: <text:s/></text:span><text:span text:style-name="T11">problem_user</text:span></text:p>
      <text:p text:style-name="P7"><text:span text:style-name="T4">3. Introdu in campul Password: secret_sauce</text:span></text:p>
      <text:p text:style-name="P6"><text:span text:style-name="T4">4. Apasa pe butonul Login</text:span></text:p>
      <text:p text:style-name="P6"><text:span text:style-name="T4">5. Acesseaza pagina principala</text:span></text:p>
      <text:p text:style-name="P6"><text:span text:style-name="T4">6.Apsa butonul “Filtrare”</text:span></text:p>
      <text:p text:style-name="P6"><text:span text:style-name="T4">7.Filtreaza dupa: Price (</text:span><text:span text:style-name="T8">low</text:span><text:span text:style-name="T4"> to </text:span><text:span text:style-name="T8">high</text:span><text:span text:style-name="T4">)</text:span></text:p>
      <text:p text:style-name="P4"><text:span text:style-name="T4"/></text:p>
      <text:p text:style-name="P4"><text:span text:style-name="T15"/></text:p>
      <text:p text:style-name="P12"/>
      <text:p text:style-name="P8"><text:span text:style-name="T3">Expected result*</text:span></text:p>
      <text:p text:style-name="P2"><text:span text:style-name="T9">Produsele sa fie aranjate </text:span><text:span text:style-name="T10">i</text:span><text:span text:style-name="T4">n ordine </text:span><text:span text:style-name="T8">crescatoare</text:span><text:span text:style-name="T4"> </text:span><text:span text:style-name="T6">i</text:span><text:span text:style-name="T4">n functie de pret</text:span></text:p>
      <text:p text:style-name="P2"><text:span text:style-name="T9"/></text:p>
      <text:p text:style-name="P2"><text:span text:style-name="T14"/></text:p>
      <text:p text:style-name="P13"/>
      <text:p text:style-name="P11"><text:span text:style-name="T3">Actual result* </text:span></text:p>
      <text:p text:style-name="P11"><text:span text:style-name="T7">Produsele raman in aceeasi <text:s/>ordine fara a se sorta <text:s/></text:span><text:span text:style-name="T8">in ordine crescatoare</text:span><text:span text:style-name="T7"> in functie de pret</text:span></text:p>
      <text:p text:style-name="P2"><text:span text:style-name="T4"/></text:p>
      <text:p text:style-name="P5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20:14:15.065000000</dc:date>
    <meta:editing-duration>PT17M21S</meta:editing-duration>
    <meta:editing-cycles>3</meta:editing-cycles>
    <meta:generator>Neat_Office/6.2.8.2$Windows_x86 LibreOffice_project/</meta:generator>
    <meta:document-statistic meta:table-count="1" meta:image-count="0" meta:object-count="0" meta:page-count="1" meta:paragraph-count="26" meta:word-count="124" meta:character-count="797" meta:non-whitespace-character-count="693"/>
  </office:meta>
</office:document-meta>
</file>